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f73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f73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f73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f73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f73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f73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f73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f73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f73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f73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f73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f73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f73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f73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f73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f73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f73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Alberto Morantes Espinoz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0/5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31022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imòn Alberto  Morantes Lug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68097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7.83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2"/>
    <meta:template xlink:type="simple" xlink:actuate="onRequest" xlink:title="Normal" xlink:href=""/>
  </office:meta>
</office:document-meta>
</file>